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102.6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pletion Date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_avg_amount</text:p>
          </table:table-cell>
          <table:table-cell office:value-type="string" calcext:value-type="string">
            <text:p>for te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én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069/4/2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st_check_burnt_in_date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ich_year_max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t_longest_name_i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t_subscribed_emails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eck_using_datetime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et_oldest_person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t_persons_closest_to_average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t_available_items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t_average_durability_by_manufacturers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heck_using_datetime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et_items_sold_between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et_lowest_price_item_i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orbidden_functions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t_average_by_manufacturer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et_counts_by_manufacturer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3:38:36.36019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8:18.422350182</meta:creation-date>
    <dc:date>2019-08-18T13:56:13.145076136</dc:date>
    <meta:editing-duration>PT9M2S</meta:editing-duration>
    <meta:editing-cycles>5</meta:editing-cycles>
    <meta:generator>LibreOffice/6.0.7.3$Linux_X86_64 LibreOffice_project/00m0$Build-3</meta:generator>
    <meta:document-statistic meta:table-count="1" meta:cell-count="45" meta:object-count="0"/>
  </office:meta>
</office:document-meta>
</file>